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Here is an expression error: <office:annotation><dc:creator>POD</dc:creator><dc:date>2015-04-16T09:27:07</dc:date><text:p>Error while evaluating expression "A+B". name 'A' is not defined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exceptions.NameError: name 'A' is not defined</text:p></office:annotation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08:02:33</dc:date>
    <dc:language>fr-BE</dc:language>
    <meta:editing-cycles>12</meta:editing-cycles>
    <meta:editing-duration>PT18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2"/>
  </office:meta>
</office:document-meta>
</file>